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6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ARM Code</text:p>
          </table:table-cell>
          <table:table-cell office:value-type="string">
            <text:p>ARM Data</text:p>
          </table:table-cell>
          <table:table-cell office:value-type="string">
            <text:p>AVR Code</text:p>
          </table:table-cell>
          <table:table-cell office:value-type="string">
            <text:p>AVR Data</text:p>
          </table:table-cell>
        </table:table-row>
        <table:table-row table:style-name="ro2">
          <table:table-cell office:value-type="string">
            <text:p>Core</text:p>
          </table:table-cell>
          <table:table-cell office:value-type="string">
            <text:p>mb.c</text:p>
          </table:table-cell>
          <table:table-cell office:value-type="float" office:value="924">
            <text:p>924</text:p>
          </table:table-cell>
          <table:table-cell office:value-type="float" office:value="180">
            <text:p>180</text:p>
          </table:table-cell>
          <table:table-cell office:value-type="float" office:value="608">
            <text:p>608</text:p>
          </table:table-cell>
          <table:table-cell table:formula="oooc:=48+17+10" office:value-type="float" office:value="75">
            <text:p>75</text:p>
          </table:table-cell>
        </table:table-row>
        <table:table-row table:style-name="ro1">
          <table:table-cell table:number-columns-repeated="2"/>
          <table:table-cell table:formula="oooc:=SUM([.C3])" office:value-type="float" office:value="924">
            <text:p>924</text:p>
          </table:table-cell>
          <table:table-cell table:formula="oooc:=SUM([.D3])" office:value-type="float" office:value="180">
            <text:p>180</text:p>
          </table:table-cell>
          <table:table-cell table:formula="oooc:=SUM([.E3])" office:value-type="float" office:value="608">
            <text:p>608</text:p>
          </table:table-cell>
          <table:table-cell table:formula="oooc:=SUM([.F3])" office:value-type="float" office:value="75">
            <text:p>75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Functions</text:p>
          </table:table-cell>
          <table:table-cell office:value-type="string">
            <text:p>mbfunccoil.o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mbfuncdisc.o</text:p>
          </table:table-cell>
          <table:table-cell office:value-type="float" office:value="196">
            <text:p>196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mbfuncholding.o</text:p>
          </table:table-cell>
          <table:table-cell office:value-type="float" office:value="452">
            <text:p>452</text:p>
          </table:table-cell>
          <table:table-cell office:value-type="float" office:value="0">
            <text:p>0</text:p>
          </table:table-cell>
          <table:table-cell office:value-type="float" office:value="388">
            <text:p>388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mbfuncinput.c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162">
            <text:p>162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mbutils.c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mbfuncother.c</text:p>
          </table:table-cell>
          <table:table-cell office:value-type="float" office:value="228">
            <text:p>228</text:p>
          </table:table-cell>
          <table:table-cell office:value-type="float" office:value="34">
            <text:p>34</text:p>
          </table:table-cell>
          <table:table-cell office:value-type="float" office:value="170">
            <text:p>17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/>
          <table:table-cell table:formula="oooc:=SUM([.C6:.C11])" office:value-type="float" office:value="1880">
            <text:p>1880</text:p>
          </table:table-cell>
          <table:table-cell table:formula="oooc:=SUM([.D6:.D11])" office:value-type="float" office:value="34">
            <text:p>34</text:p>
          </table:table-cell>
          <table:table-cell table:formula="oooc:=SUM([.E6:.E11])" office:value-type="float" office:value="1602">
            <text:p>1602</text:p>
          </table:table-cell>
          <table:table-cell table:formula="oooc:=SUM([.F6:.F11])" office:value-type="float" office:value="34">
            <text:p>34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ARM Code</text:p>
          </table:table-cell>
          <table:table-cell office:value-type="string">
            <text:p>ARM Data</text:p>
          </table:table-cell>
          <table:table-cell office:value-type="string">
            <text:p>AVR Code</text:p>
          </table:table-cell>
          <table:table-cell office:value-type="string">
            <text:p>AVR Data</text:p>
          </table:table-cell>
        </table:table-row>
        <table:table-row table:style-name="ro2">
          <table:table-cell office:value-type="string">
            <text:p>ASCII</text:p>
          </table:table-cell>
          <table:table-cell office:value-type="string">
            <text:p>mbascii.c</text:p>
          </table:table-cell>
          <table:table-cell office:value-type="float" office:value="1612">
            <text:p>1612</text:p>
          </table:table-cell>
          <table:table-cell office:value-type="float" office:value="28">
            <text:p>28</text:p>
          </table:table-cell>
          <table:table-cell office:value-type="float" office:value="1222">
            <text:p>122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table:number-columns-repeated="2"/>
          <table:table-cell table:formula="oooc:=SUM([.C15])" office:value-type="float" office:value="1612">
            <text:p>1612</text:p>
          </table:table-cell>
          <table:table-cell table:formula="oooc:=SUM([.D15])" office:value-type="float" office:value="28">
            <text:p>28</text:p>
          </table:table-cell>
          <table:table-cell table:formula="oooc:=SUM([.E15])" office:value-type="float" office:value="1222">
            <text:p>1222</text:p>
          </table:table-cell>
          <table:table-cell table:formula="oooc:=SUM([.F15])" office:value-type="float" office:value="16">
            <text:p>16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ARM Code</text:p>
          </table:table-cell>
          <table:table-cell office:value-type="string">
            <text:p>ARM Data</text:p>
          </table:table-cell>
          <table:table-cell office:value-type="string">
            <text:p>AVR Code</text:p>
          </table:table-cell>
          <table:table-cell office:value-type="string">
            <text:p>AVR Data</text:p>
          </table:table-cell>
        </table:table-row>
        <table:table-row table:style-name="ro2">
          <table:table-cell office:value-type="string">
            <text:p>RTU</text:p>
          </table:table-cell>
          <table:table-cell office:value-type="string">
            <text:p>mbcrc.c</text:p>
          </table:table-cell>
          <table:table-cell office:value-type="float" office:value="108">
            <text:p>108</text:p>
          </table:table-cell>
          <table:table-cell office:value-type="float" office:value="512">
            <text:p>512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mbrtu.c</text:p>
          </table:table-cell>
          <table:table-cell office:value-type="float" office:value="1024">
            <text:p>1024</text:p>
          </table:table-cell>
          <table:table-cell office:value-type="float" office:value="272">
            <text:p>272</text:p>
          </table:table-cell>
          <table:table-cell office:value-type="float" office:value="870">
            <text:p>870</text:p>
          </table:table-cell>
          <table:table-cell table:formula="oooc:=10+256" office:value-type="float" office:value="266">
            <text:p>266</text:p>
          </table:table-cell>
        </table:table-row>
        <table:table-row table:style-name="ro1">
          <table:table-cell table:number-columns-repeated="2"/>
          <table:table-cell table:formula="oooc:=SUM([.C19:.C20])" office:value-type="float" office:value="1132">
            <text:p>1132</text:p>
          </table:table-cell>
          <table:table-cell table:formula="oooc:=SUM([.C21])" office:value-type="float" office:value="1132">
            <text:p>1132</text:p>
          </table:table-cell>
          <table:table-cell table:formula="oooc:=SUM([.E19:.E20])" office:value-type="float" office:value="1456">
            <text:p>1456</text:p>
          </table:table-cell>
          <table:table-cell table:formula="oooc:=SUM([.F19:.F20])" office:value-type="float" office:value="266">
            <text:p>266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ARM Code</text:p>
          </table:table-cell>
          <table:table-cell office:value-type="string">
            <text:p>ARM Data</text:p>
          </table:table-cell>
          <table:table-cell office:value-type="string">
            <text:p>AVR Code</text:p>
          </table:table-cell>
          <table:table-cell office:value-type="string">
            <text:p>AVR Data</text:p>
          </table:table-cell>
        </table:table-row>
        <table:table-row table:style-name="ro2">
          <table:table-cell office:value-type="string">
            <text:p>Port</text:p>
          </table:table-cell>
          <table:table-cell office:value-type="string">
            <text:p>portevent.c</text:p>
          </table:table-cell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portserial.c</text:p>
          </table:table-cell>
          <table:table-cell office:value-type="float" office:value="896">
            <text:p>896</text:p>
          </table:table-cell>
          <table:table-cell office:value-type="float" office:value="4">
            <text:p>4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porttimer.c</text:p>
          </table:table-cell>
          <table:table-cell office:value-type="float" office:value="684">
            <text:p>684</text:p>
          </table:table-cell>
          <table:table-cell office:value-type="float" office:value="8">
            <text:p>8</text:p>
          </table:table-cell>
          <table:table-cell office:value-type="float" office:value="242">
            <text:p>242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number-columns-repeated="2"/>
          <table:table-cell table:formula="oooc:=SUM([.C24:.C26])" office:value-type="float" office:value="1756">
            <text:p>1756</text:p>
          </table:table-cell>
          <table:table-cell table:formula="oooc:=SUM([.D24:.D26])" office:value-type="float" office:value="16">
            <text:p>16</text:p>
          </table:table-cell>
          <table:table-cell table:formula="oooc:=SUM([.E24:.E26])" office:value-type="float" office:value="704">
            <text:p>704</text:p>
          </table:table-cell>
          <table:table-cell table:formula="oooc:=SUM([.F24:.F26])" office:value-type="float" office:value="7">
            <text:p>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ooc:=[.C4]+[.C12]+[.C16]+[.C21]+[.C27]" office:value-type="float" office:value="7304">
            <text:p>7304</text:p>
          </table:table-cell>
          <table:table-cell table:formula="oooc:=[.D4]+[.D12]+[.D16]+[.D21]+[.D27]" office:value-type="float" office:value="1390">
            <text:p>1390</text:p>
          </table:table-cell>
          <table:table-cell table:formula="oooc:=[.E4]+[.E12]+[.E16]+[.E21]+[.E27]" office:value-type="float" office:value="5592">
            <text:p>5592</text:p>
          </table:table-cell>
          <table:table-cell table:formula="oooc:=[.F4]+[.F12]+[.F16]+[.F21]+[.F27]" office:value-type="float" office:value="398">
            <text:p>39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de" fo:country="DE" style:font-name-asian="Andale Sans UI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1">05/01/2006</text:date>, <text:time>14:3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45$Build-8989</meta:generator>
    <meta:creation-date>2006-05-01T14:03:31</meta:creation-date>
    <dc:date>2006-05-01T14:33:17</dc:date>
    <dc:language>de-DE</dc:language>
    <meta:editing-cycles>2</meta:editing-cycles>
    <meta:editing-duration>PT14M35S</meta:editing-duration>
    <meta:user-defined meta:name="Info 1"/>
    <meta:user-defined meta:name="Info 2"/>
    <meta:user-defined meta:name="Info 3"/>
    <meta:user-defined meta:name="Info 4"/>
    <meta:document-statistic meta:table-count="3" meta:cell-count="110"/>
  </office:meta>
</office:document-meta>
</file>